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6?]</text:p>
      <text:p text:style-name="P2">Month<text:tab/><text:tab/><text:tab/><text:tab/><text:tab/><text:tab/></text:p>
      <text:p text:style-name="P2">Year<text:tab/><text:tab/><text:tab/><text:tab/><text:tab/><text:tab/>[1876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the 16<text:span text:style-name="T1">th</text:span><text:span text:style-name="T2"> anniversary of the/</text:span></text:p>
      <text:p text:style-name="P5"><text:span text:style-name="T2">7</text:span><text:span text:style-name="T1">th</text:span><text:span text:style-name="T2"> st Synagogue/</text:span></text:p>
      <text:p text:style-name="P6"/>
      <text:p text:style-name="P7">[Page 1]</text:p>
      <text:p text:style-name="P4"><text:span text:style-name="T2">Brethren! <text:s/>In the days of Jeremiah the political condition/ of Israel was deplorable. <text:s/>Corruption had engendered effeme-/-nancy, and this invited the stranger to set his iron heel over/ the neck of the powerless. <text:s/>Yet people fancied themselves in/ a state of perfect security. <text:s/>The air rung again with the/ clang of advancing armies, but our ancestors saw no thing to/ fear. <text:s/>The ground they trod sunk almost beneath their steps,/ but to them it felt as firm as the everlasting hills. <text:s/>Why/ so much hardihood? <text:s/>Whence the origin of such audaciousness?/ <text:s/>Listen, my friends! <text:s/>At that period of our history, men existed/ who styled themselves prophets. <text:s/>Flattery was the trade they/ plied with marked success. <text:s/>They earned popularity by/ disposing at a cheap rate of that which all delight to/ procure. <text:s/>They hoodwinked society into a state of self-com-/-placence, into the pleasing assurance that they possessed/ a power [?]able. <text:s/>But those time-serving sycophants/ could not so </text:span><text:span text:style-name="T3">le</text:span><text:span text:style-name="T4"> lull into security the servant of God. <text:s/>He/ saw the peril which they would hide; and sounded the/ tocsin. <text:s/>"Destruction is looming high. <text:s/>It approaches from/ the North, swiftly as a whirlwind," he exclaimed./</text:span></text:p>
      <text:p text:style-name="P8"/>
      <text:p text:style-name="P8">[Page 2]</text:p>
      <text:p text:style-name="P4"><text:span text:style-name="T4">But the people from whom he sought to avert a/ </text:span><text:span text:style-name="T3">mis</text:span><text:span text:style-name="T4"> calamity, branded him as a traitor. <text:s/>A royal officer/ </text:span><text:soft-page-break/><text:span text:style-name="T4">struck him for his boldness. <text:s/>He was cast into prison, </text:span><text:span text:style-name="T3">fo</text:span><text:span text:style-name="T4"> to/ atone for having dared to contradict the prophets in their/ honeyed predictions. <text:s/>Thus buffetted and contemned, the/ priest of Anatholle would have forcibly held back the/ sentiments, which drew towards him universal ill-will;/ but the heart refused obedience. <text:s/>It was in an hour of/ deep depression, </text:span><text:span text:style-name="T3">when</text:span><text:span text:style-name="T4"> after having suffered public indignities/ that he gave utterance to these sentences. <text:s/>"Thou O Lord! hast/ persuaded me, and I was persuaded; Thou layest strongly a/ hand upon me and didst prevail. <text:s/>But I am laughed at all/ time, everyone mocketh me. <text:s/>for, as often as I cry out,/ ruin and wasting I must proclaim; but the word of the/ Lord hath become unto me a disgrace and derision. <text:s/>Then I/ said, I will not make mention of Him; I will not speak/ any more in His name; but the word of the Lord was/ like a burning fire within my heart, shut up in my bones;/ I was weary with enduring, I could not overcome it."/ <text:s/>Dear Brethren! <text:s/>It is far from my thoughts to institute/ a comparison, which would naturally savor of presumption./ <text:s/>I have directed your attention to the circumstance in Holy Writ/</text:span></text:p>
      <text:p text:style-name="P8"/>
      <text:p text:style-name="P8">[Page 3]</text:p>
      <text:p text:style-name="P4"><text:span text:style-name="T4">just narrated, because it bears, in a slight degree, some/ likeness to that in which I have been placed. <text:s/>Were I to/ study my temporal welfare, that is, the obtaining of/ general favor, which keeps the spirits buoyant, and imparts/ elasticity to the mind, I would, long since, have made com-/-mon cause with those Israelites who shout "</text:span><text:span text:style-name="T3">He</text:span><text:span text:style-name="T4"> all hail to/ the religious progress of the time"; and this Sabbath, the/ </text:span><text:span text:style-name="T3">es</text:span><text:span text:style-name="T4"> sixteenth anniversary of the dedication of our Synagogue,/ I might win golden opinions by a glowing description of the/ rapid strides we had taken in the way of light. <text:s/>But in/ the same manner as an ancient teacher of our people could/ not yeild[sic!] to a pressure, which very nigh crushed him, be-/-cause duty asserted its supremacy within his breast; and/ as he </text:span><text:span text:style-name="T3">arse</text:span><text:span text:style-name="T4"> arose singly </text:span><text:span text:style-name="T3">against</text:span><text:span text:style-name="T4"> in opposition to a multitude, because/ truth was more precious unto him than even a tranquil/ life, so must I submit to rebuffs; and so must I con-/-tinue to proclaim what is right, as God has given me to/ understand the right, though distasteful and unpopular./ <text:s/>I must proclaim it, not with the view of provoking dis-/-pleasure, but always with the intention of responding to the/ dictates/</text:span></text:p>
      <text:p text:style-name="P8"/>
      <text:p text:style-name="P8">[Page 4]</text:p>
      <text:p text:style-name="P4"><text:span text:style-name="T4">of conscience. <text:s/>For, I </text:span><text:span text:style-name="T3">have not been</text:span><text:span text:style-name="T4"> am able, my friends!/ to perceive what others imagine to have discovered, greatly/ to the gratification of the Jewish community. <text:s/>In their/ judgment, Judaism is now in America fresher and sounder/ than it has ever been. <text:s/>They see it grow vigorous, strike/ deep root, and put on a rich vesture of foliage, in/ proportion as it is lopped off. <text:s/>Unsparingly has indeed/ the pruning-hook been used, but where are the evidences/ of the overshadowing height attained by the Judaic tree?/ <text:s/>"In the attendance at the divine worship" I am answered./ <text:s/>Well: I give my religion a wider scope than that assigned/ to it by a vast number of my fellow-believers. <text:s/>I do not/ confine its workings <text:s/>within four walls, however spacious and/ lofty. <text:s/>I look for its operations in the standard of/ public morality, in the homes of piety, in the schools of/ sacred learning. <text:s/>But conceding that a throng at the house/ of prayer does prove the vitality of our faith; can you/ point out among the nine synagogues in Philadelphia/ </text:span><text:span text:style-name="T3">ans</text:span><text:span text:style-name="T4"> to speak of what can be under our immediate ins-/-pection--can you point out any, save one, which exhibits/ that gratifying sight? <text:s/>Yet, few have withheld their/ hands from cutting off and clipping./</text:span></text:p>
      <text:p text:style-name="P8"/>
      <text:p text:style-name="P8">[Page 5]</text:p>
      <text:p text:style-name="P4"><text:span text:style-name="T4">Not alone ours is shunned, by reason of appearing in an/ old dress, but some whose service has been arrayed in a/ brand new and quite stylish garb fail to attract. <text:s/>No:/ Judaism </text:span><text:span text:style-name="T3">hav</text:span><text:span text:style-name="T4"> does not evince that vigour claimed for it by the/ prophets of the land. <text:s/>It discloses, on the contrary, symptoms/ of decay, and them I detect in the spot said to be the/ seat of its power. <text:s/>For in the largest place of worship, </text:span><text:span text:style-name="T3">a</text:span><text:span text:style-name="T4">/ boasting of being attached to the </text:span><text:span text:style-name="T3">este</text:span><text:span text:style-name="T4"> extremist wing of li-/-berality, the impious design has been concocted to sacrifice/ the Sabbath upon the altar of a modern Molock-reform./ <text:s/>Progress, forsooth; when men of our people meet, and a/ father arises and proposes the hallowing of the first day/ of the </text:span><text:soft-page-break/><text:span text:style-name="T4">week, instead of the seventh, lest his children/ learn</text:span><text:span text:style-name="T3">t</text:span><text:span text:style-name="T4"> at the Synagogue, to call sacred what he profanes./ <text:s/>If that is progress, let us step backwards till we reach/ the confines of darkness. <text:s/>Better </text:span><text:span text:style-name="T3">to</text:span><text:span text:style-name="T4"> abide in obscurity,/ than to be thought enlightened for parting with a heavenly/ trust. <text:s/>But are they, who have determined to surrender/ it, certain that they will have thus broken down the/ throng hedge raised between us and gentilism?/</text:span></text:p>
      <text:p text:style-name="P4"><text:span text:style-name="T4"/></text:p>
      <text:p text:style-name="P4"><text:span text:style-name="T4">[Page 6]</text:span></text:p>
      <text:p text:style-name="P4"><text:span text:style-name="T4">Nothing short of a complete abjuration will place/ them socially on a level with the Nazarene citizens of/ the land, even in the minds of individuals supposed to be/ imbued with enlarged ideas. <text:s/>As Israelites, they will be totally ignored, when questions of great moment arise./ <text:s/>Witness it, the language of a Judge, who has repeatedly/ and with all emphasis told us, that this country is supremely/ the property of a Christian people; that the United States govern-/-ment must be guided by Christian rules, and that to/ protect Christian rights all hands must join together./ <text:s/>False teachers may assure </text:span><text:span text:style-name="T3">those</text:span><text:span text:style-name="T4"> unwary Hebrews that the/ Messianic predictions have all been already fulfilled; that/ their realization is resplendently seen in the cities of America,/ that here the wolf dwells with the lamb, and the leopard/ lies down with the kid. <text:s/>Would be prophets may</text:span><text:span text:style-name="T3">y</text:span><text:span text:style-name="T4"> lull/ such into a state of security, but they who study the interests/ of their brethren will manifest their misgivings at/ the persistent efforts to ostracise[sic!] whosoever does not worship/ within the pale of the church; they will not postpone/ truth to popularity, but at the risk of meeting with/ contumely will they raise the voice of warning, and preach/ that the salvation of Israel proceeds from the Lord; that/</text:span></text:p>
      <text:p text:style-name="P4"><text:span text:style-name="T4"/></text:p>
      <text:p text:style-name="P4"><text:span text:style-name="T4">[Page 7]</text:span></text:p>
      <text:p text:style-name="P4"><text:span text:style-name="T4">to abandon Him, and truckle with worldly policy/ is to call down celestial wroth, and put into the hands of/ our religious opponents aggressive arms. <text:s/>They will denounce/ the son of arrogance, which is the forerunner of a downfall,/ and to ward off the latter, they will urge a return to a </text:span><text:span text:style-name="T3">f</text:span><text:span text:style-name="T4"> life/ conformable with the tenets of the inspired books./ <text:s/>Dear hearers! <text:s/>I have said that Judaism has gained nothing/ from the system inaugurated by aspirants to the plaudits/ of an unthinking multitude. <text:s/>Not a grain more of pu-/-blic esteem, not a little more of spirituality in our/ </text:span><text:span text:style-name="T3">composition</text:span><text:span text:style-name="T4"> character. <text:s/>But that Judaism has lost mate-/-rially by it, the few who have remained staunch can/ with one voice attest. <text:s/>For whereas formerly the families/ who did not live up to the dietary </text:span><text:span text:style-name="T3">co</text:span><text:span text:style-name="T4"> laws of Moses could/ be reckoned, now their name is Cegun, and so rife is the/ dereliction, that it has ceased altogether to excite comment./ <text:s/>But the Synagogue, the Synagogue, considered the heart,/ whose every throb is to send a flow of invigorating blood/ through our national body, has it kept fresh and spring-/-ing? <text:s/>Alas! <text:s/>Langor[sic!] overspreads it. <text:s/>Stagnation steals/ over it. <text:s/>The appliances of modern doctors have mostly/ failed to revive its waning powers. <text:s/>One remedy alone/</text:span></text:p>
      <text:p text:style-name="P4"><text:span text:style-name="T4"/></text:p>
      <text:p text:style-name="P4"><text:span text:style-name="T4">[Page 8]</text:span></text:p>
      <text:p text:style-name="P4"><text:span text:style-name="T4">can stay the hand of death. <text:s/>Let me tell it plainly./ <text:s/>The observance of the Sabbath. <text:s/>With it permissible changes/ </text:span><text:span text:style-name="T3">with the view object of</text:span><text:span text:style-name="T4"> to add</text:span><text:span text:style-name="T3">ing</text:span><text:span text:style-name="T4"> solemnity to the service, and increase</text:span><text:span text:style-name="T3">ing</text:span><text:span text:style-name="T4">/ the general interest may jointly be effected. <text:s/>Without it,/ not the fullest consent to the caprices of the changelings,/ will avert the doom which is hanging over many a/ habitation of prayer. <text:s/>That I lament </text:span><text:span text:style-name="T3">what on</text:span><text:span text:style-name="T4"> the spec-/-tacle which ours weekly presents, those who judge/ rightly will believe. <text:s/>For, aside from the spiritual view/ of the subject, the habitual absence of the largest number/ of my congregation, paralyzes my energy, and breeds/ the harrowing thought that I have been left, after/ all, as a parasitical plant in the field of my religion./ <text:s/>Brethren! <text:s/>When sixteen years ago I stood at this sacred/ desk, and invoked God's choicest benedictions upon the/ building we raised in honor to His name, a generation was/ then rising that gave promise to have become the sus-/taining pillars of our sanctuary, the upholders of its/ worship. <text:s/>Have the children, who inspired me with/ confidence, torn away from their minds the memory/</text:span></text:p>
      <text:p text:style-name="P4"><text:soft-page-break/><text:span text:style-name="T4"/></text:p>
      <text:p text:style-name="P4"><text:span text:style-name="T4">[Page 9]</text:span></text:p>
      <text:p text:style-name="P4"><text:span text:style-name="T4">of the spot, when grown to manhood? <text:s/>Have they all/ forgotten the hallowed edifice they were wont to enter with/ light steps and leaping hearts; the oracle before which/ they avowed themselves the adherents of the Sinai covenant,/ the missionaries of the Lord? <text:s/>Oh! deprive me not of the/ satisfaction to believe that not all have erased from the/ tablets of their hearts the Synagogue, where their parents/ worshipped[sic!], and they were wont to join in psalmody/ in the days of their innocence. <text:s/>Let me believe that/ they will not suffer its courts to be deserted, and its treasury/ exhausted; that they will be enkindled anew with the/ fire of zeal, and show it </text:span><text:span text:style-name="T3">aglow</text:span><text:span text:style-name="T4"> ablaze within these consecrated/ precincts. <text:s/>And Thou O God of Israel send us/ Thy help from the place of Thy habitation, uplift us from/ lowliness. <text:s/>Cause us to sing Thy salvation, that we may/ unfold here </text:span><text:span text:style-name="T3">in</text:span><text:span text:style-name="T4"> the standard of Thy truths. <text:s/>Let others/ boast of their spires and of their turrets, we shall praise/ ourselves in Thy holy name. <text:s/>O Lord! deliver thy faithful,/ bless this portion of Thy inheritance, </text:span><text:span text:style-name="T3">govern</text:span><text:span text:style-name="T4"> guide them and/ exalt then now and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4T14:14:58.29</meta:creation-date>
    <dc:date>2012-09-25T11:34:38.34</dc:date>
    <dc:creator>Penn Libraries</dc:creator>
    <meta:editing-duration>PT00H40M5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1" meta:word-count="2042" meta:character-count="12347"/>
  </office:meta>
</office:document-meta>
</file>